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0dd3c6"/>
    </style:style>
    <style:style style:name="T2" style:family="text">
      <style:text-properties officeooo:rsid="000e90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ERT INTO `car<text:span text:style-name="T2">peta</text:span>_tra<text:span text:style-name="T2">bajo</text:span>` (`carpeta_<text:span text:style-name="T2">id</text:span>`, `trabajo_<text:span text:style-name="T2">id</text:span>`) VALUES</text:p>
      <text:p text:style-name="Standard">(1, 1),</text:p>
      <text:p text:style-name="Standard">(1, 2),</text:p>
      <text:p text:style-name="Standard">(3, 4),</text:p>
      <text:p text:style-name="Standard">(4, 5),</text:p>
      <text:p text:style-name="Standard">(5, 6),</text:p>
      <text:p text:style-name="Standard">(5, 7),</text:p>
      <text:p text:style-name="Standard">(5, 8),</text:p>
      <text:p text:style-name="Standard">(6, 9),</text:p>
      <text:p text:style-name="Standard">(7, 10),</text:p>
      <text:p text:style-name="Standard">(8, 12),</text:p>
      <text:p text:style-name="Standard">(8, 14),</text:p>
      <text:p text:style-name="Standard">(8, 19),</text:p>
      <text:p text:style-name="Standard">(9, 13),</text:p>
      <text:p text:style-name="Standard">(10, 15),</text:p>
      <text:p text:style-name="Standard">(10, 16),</text:p>
      <text:p text:style-name="Standard">(11, 17),</text:p>
      <text:p text:style-name="Standard">(11, 25),</text:p>
      <text:p text:style-name="Standard">(11, 32),</text:p>
      <text:p text:style-name="Standard">(11, 34),</text:p>
      <text:p text:style-name="Standard">(12, 20),</text:p>
      <text:p text:style-name="Standard">(13, 22),</text:p>
      <text:p text:style-name="Standard">(13, 23),</text:p>
      <text:p text:style-name="Standard">(15, 33),</text:p>
      <text:p text:style-name="Standard">(15, 35),</text:p>
      <text:p text:style-name="Standard">(15, 39),</text:p>
      <text:p text:style-name="Standard">(24, 41),</text:p>
      <text:p text:style-name="Standard">(25, 42),</text:p>
      <text:p text:style-name="Standard">(25, 43),</text:p>
      <text:p text:style-name="Standard">(26, 44),</text:p>
      <text:p text:style-name="Standard">(26, 45),</text:p>
      <text:p text:style-name="Standard">(26, 52),</text:p>
      <text:p text:style-name="Standard">(27, 46),</text:p>
      <text:p text:style-name="Standard">(28, 47),</text:p>
      <text:p text:style-name="Standard">(29, 48),</text:p>
      <text:p text:style-name="Standard">(30, 49),</text:p>
      <text:p text:style-name="Standard">(30, 54),</text:p>
      <text:p text:style-name="Standard">(30, 55),</text:p>
      <text:p text:style-name="Standard">(30, 56),</text:p>
      <text:p text:style-name="Standard">(30, 57),</text:p>
      <text:p text:style-name="Standard">(30, 58),</text:p>
      <text:p text:style-name="Standard">(30, 59),</text:p>
      <text:p text:style-name="Standard">(30, 60),</text:p>
      <text:p text:style-name="Standard">(30, 82),</text:p>
      <text:p text:style-name="Standard">(30, 83),</text:p>
      <text:p text:style-name="Standard">(30, 84),</text:p>
      <text:p text:style-name="Standard">(30, 86),</text:p>
      <text:p text:style-name="Standard">(31, 51),</text:p>
      <text:p text:style-name="Standard">(32, 53),</text:p>
      <text:p text:style-name="Standard">(33, 61),</text:p>
      <text:p text:style-name="Standard">(33, 62),</text:p>
      <text:p text:style-name="Standard">(33, 67),</text:p>
      <text:p text:style-name="Standard"><text:soft-page-break/>(33, 68),</text:p>
      <text:p text:style-name="Standard">(33, 69),</text:p>
      <text:p text:style-name="Standard">(33, 70),</text:p>
      <text:p text:style-name="Standard">(33, 71),</text:p>
      <text:p text:style-name="Standard">(33, 72),</text:p>
      <text:p text:style-name="Standard">(33, 80),</text:p>
      <text:p text:style-name="Standard">(34, 63),</text:p>
      <text:p text:style-name="Standard">(34, 64),</text:p>
      <text:p text:style-name="Standard">(34, 65),</text:p>
      <text:p text:style-name="Standard">(35, 66),</text:p>
      <text:p text:style-name="Standard">(36, 74),</text:p>
      <text:p text:style-name="Standard">(36, 75),</text:p>
      <text:p text:style-name="Standard">(36, 76),</text:p>
      <text:p text:style-name="Standard">(37, 77),</text:p>
      <text:p text:style-name="Standard">(38, 78),</text:p>
      <text:p text:style-name="Standard">(41, 85),</text:p>
      <text:p text:style-name="Standard">(42, 87),</text:p>
      <text:p text:style-name="Standard">(42, 103),</text:p>
      <text:p text:style-name="Standard">(43, 88),</text:p>
      <text:p text:style-name="Standard">(43, 89),</text:p>
      <text:p text:style-name="Standard">(43, 90),</text:p>
      <text:p text:style-name="Standard">(43, 94),</text:p>
      <text:p text:style-name="Standard">(43, 96),</text:p>
      <text:p text:style-name="Standard">(44, 91),</text:p>
      <text:p text:style-name="Standard">(45, 92),</text:p>
      <text:p text:style-name="Standard">(46, 93),</text:p>
      <text:p text:style-name="Standard">(48, 97),</text:p>
      <text:p text:style-name="Standard">(48, 464),</text:p>
      <text:p text:style-name="Standard">(49, 100),</text:p>
      <text:p text:style-name="Standard">(50, 99),</text:p>
      <text:p text:style-name="Standard">(51, 101),</text:p>
      <text:p text:style-name="Standard">(53, 104),</text:p>
      <text:p text:style-name="Standard">(53, 105),</text:p>
      <text:p text:style-name="Standard">(53, 106),</text:p>
      <text:p text:style-name="Standard">(53, 107),</text:p>
      <text:p text:style-name="Standard">(53, 136),</text:p>
      <text:p text:style-name="Standard">(54, 108),</text:p>
      <text:p text:style-name="Standard">(55, 109),</text:p>
      <text:p text:style-name="Standard">(56, 111),</text:p>
      <text:p text:style-name="Standard">(58, 119),</text:p>
      <text:p text:style-name="Standard">(59, 121),</text:p>
      <text:p text:style-name="Standard">(60, 122),</text:p>
      <text:p text:style-name="Standard">(60, 123),</text:p>
      <text:p text:style-name="Standard">(62, 124),</text:p>
      <text:p text:style-name="Standard">(63, 125),</text:p>
      <text:p text:style-name="Standard">(63, 126),</text:p>
      <text:p text:style-name="Standard">(65, 499),</text:p>
      <text:p text:style-name="Standard">(65, 500),</text:p>
      <text:p text:style-name="Standard">(65, 501),</text:p>
      <text:p text:style-name="Standard">(65, 502),</text:p>
      <text:p text:style-name="Standard">(65, 503),</text:p>
      <text:p text:style-name="Standard">(65, 504),</text:p>
      <text:p text:style-name="Standard"><text:soft-page-break/>(65, 505),</text:p>
      <text:p text:style-name="Standard">(65, 506),</text:p>
      <text:p text:style-name="Standard">(65, 507),</text:p>
      <text:p text:style-name="Standard">(65, 508),</text:p>
      <text:p text:style-name="Standard">(65, 509),</text:p>
      <text:p text:style-name="Standard">(65, 510),</text:p>
      <text:p text:style-name="Standard">(65, 511),</text:p>
      <text:p text:style-name="Standard">(65, 512),</text:p>
      <text:p text:style-name="Standard">(65, 513),</text:p>
      <text:p text:style-name="Standard">(65, 514),</text:p>
      <text:p text:style-name="Standard">(65, 515),</text:p>
      <text:p text:style-name="Standard">(65, 516),</text:p>
      <text:p text:style-name="Standard">(65, 547),</text:p>
      <text:p text:style-name="Standard">(65, 548),</text:p>
      <text:p text:style-name="Standard">(66, 132),</text:p>
      <text:p text:style-name="Standard">(67, 133),</text:p>
      <text:p text:style-name="Standard">(67, 134),</text:p>
      <text:p text:style-name="Standard">(67, 135),</text:p>
      <text:p text:style-name="Standard">(69, 138),</text:p>
      <text:p text:style-name="Standard">(70, 139),</text:p>
      <text:p text:style-name="Standard">(71, 147),</text:p>
      <text:p text:style-name="Standard">(71, 148),</text:p>
      <text:p text:style-name="Standard">(71, 400),</text:p>
      <text:p text:style-name="Standard">(71, 451),</text:p>
      <text:p text:style-name="Standard">(71, 452),</text:p>
      <text:p text:style-name="Standard">(72, 149),</text:p>
      <text:p text:style-name="Standard">(79, 159),</text:p>
      <text:p text:style-name="Standard">(80, 160),</text:p>
      <text:p text:style-name="Standard">(80, 161),</text:p>
      <text:p text:style-name="Standard">(80, 162),</text:p>
      <text:p text:style-name="Standard">(80, 163),</text:p>
      <text:p text:style-name="Standard">(82, 165),</text:p>
      <text:p text:style-name="Standard">(82, 166),</text:p>
      <text:p text:style-name="Standard">(82, 189),</text:p>
      <text:p text:style-name="Standard">(83, 167),</text:p>
      <text:p text:style-name="Standard">(83, 168),</text:p>
      <text:p text:style-name="Standard">(83, 169),</text:p>
      <text:p text:style-name="Standard">(83, 170),</text:p>
      <text:p text:style-name="Standard">(83, 171),</text:p>
      <text:p text:style-name="Standard">(83, 172),</text:p>
      <text:p text:style-name="Standard">(84, 173),</text:p>
      <text:p text:style-name="Standard">(84, 214),</text:p>
      <text:p text:style-name="Standard">(85, 175),</text:p>
      <text:p text:style-name="Standard">(85, 176),</text:p>
      <text:p text:style-name="Standard">(85, 239),</text:p>
      <text:p text:style-name="Standard">(86, 174),</text:p>
      <text:p text:style-name="Standard">(86, 180),</text:p>
      <text:p text:style-name="Standard">(86, 187),</text:p>
      <text:p text:style-name="Standard">(89, 178),</text:p>
      <text:p text:style-name="Standard">(89, 179),</text:p>
      <text:p text:style-name="Standard">(89, 191),</text:p>
      <text:p text:style-name="Standard">(90, 181),</text:p>
      <text:p text:style-name="Standard"><text:soft-page-break/>(90, 182),</text:p>
      <text:p text:style-name="Standard">(90, 183),</text:p>
      <text:p text:style-name="Standard">(90, 184),</text:p>
      <text:p text:style-name="Standard">(91, 185),</text:p>
      <text:p text:style-name="Standard">(91, 292),</text:p>
      <text:p text:style-name="Standard">(92, 186),</text:p>
      <text:p text:style-name="Standard">(92, 194),</text:p>
      <text:p text:style-name="Standard">(92, 195),</text:p>
      <text:p text:style-name="Standard">(92, 196),</text:p>
      <text:p text:style-name="Standard">(92, 197),</text:p>
      <text:p text:style-name="Standard">(92, 198),</text:p>
      <text:p text:style-name="Standard">(92, 199),</text:p>
      <text:p text:style-name="Standard">(93, 190),</text:p>
      <text:p text:style-name="Standard">(93, 215),</text:p>
      <text:p text:style-name="Standard">(93, 216),</text:p>
      <text:p text:style-name="Standard">(93, 217),</text:p>
      <text:p text:style-name="Standard">(94, 192),</text:p>
      <text:p text:style-name="Standard">(94, 193),</text:p>
      <text:p text:style-name="Standard">(95, 200),</text:p>
      <text:p text:style-name="Standard">(95, 201),</text:p>
      <text:p text:style-name="Standard">(96, 202),</text:p>
      <text:p text:style-name="Standard">(96, 222),</text:p>
      <text:p text:style-name="Standard">(96, 223),</text:p>
      <text:p text:style-name="Standard">(96, 224),</text:p>
      <text:p text:style-name="Standard">(97, 203),</text:p>
      <text:p text:style-name="Standard">(97, 204),</text:p>
      <text:p text:style-name="Standard">(97, 205),</text:p>
      <text:p text:style-name="Standard">(97, 340),</text:p>
      <text:p text:style-name="Standard">(97, 341),</text:p>
      <text:p text:style-name="Standard">(98, 218),</text:p>
      <text:p text:style-name="Standard">(98, 535),</text:p>
      <text:p text:style-name="Standard">(98, 536),</text:p>
      <text:p text:style-name="Standard">(99, 219),</text:p>
      <text:p text:style-name="Standard">(100, 220),</text:p>
      <text:p text:style-name="Standard">(101, 221),</text:p>
      <text:p text:style-name="Standard">(101, 227),</text:p>
      <text:p text:style-name="Standard">(101, 228),</text:p>
      <text:p text:style-name="Standard">(101, 229),</text:p>
      <text:p text:style-name="Standard">(101, 230),</text:p>
      <text:p text:style-name="Standard">(101, 231),</text:p>
      <text:p text:style-name="Standard">(101, 232),</text:p>
      <text:p text:style-name="Standard">(103, 225),</text:p>
      <text:p text:style-name="Standard">(103, 226),</text:p>
      <text:p text:style-name="Standard">(104, 233),</text:p>
      <text:p text:style-name="Standard">(104, 235),</text:p>
      <text:p text:style-name="Standard">(105, 236),</text:p>
      <text:p text:style-name="Standard">(105, 242),</text:p>
      <text:p text:style-name="Standard">(105, 243),</text:p>
      <text:p text:style-name="Standard">(106, 237),</text:p>
      <text:p text:style-name="Standard">(106, 238),</text:p>
      <text:p text:style-name="Standard">(107, 240),</text:p>
      <text:p text:style-name="Standard">(107, 270),</text:p>
      <text:p text:style-name="Standard"><text:soft-page-break/>(107, 271),</text:p>
      <text:p text:style-name="Standard">(108, 244),</text:p>
      <text:p text:style-name="Standard">(108, 251),</text:p>
      <text:p text:style-name="Standard">(109, 247),</text:p>
      <text:p text:style-name="Standard">(109, 248),</text:p>
      <text:p text:style-name="Standard">(109, 253),</text:p>
      <text:p text:style-name="Standard">(109, 322),</text:p>
      <text:p text:style-name="Standard">(110, 249),</text:p>
      <text:p text:style-name="Standard">(110, 250),</text:p>
      <text:p text:style-name="Standard">(110, 254),</text:p>
      <text:p text:style-name="Standard">(111, 255),</text:p>
      <text:p text:style-name="Standard">(111, 259),</text:p>
      <text:p text:style-name="Standard">(111, 483),</text:p>
      <text:p text:style-name="Standard">(111, 622),</text:p>
      <text:p text:style-name="Standard">(112, 256),</text:p>
      <text:p text:style-name="Standard">(112, 257),</text:p>
      <text:p text:style-name="Standard">(112, 258),</text:p>
      <text:p text:style-name="Standard">(113, 260),</text:p>
      <text:p text:style-name="Standard">(113, 261),</text:p>
      <text:p text:style-name="Standard">(114, 266),</text:p>
      <text:p text:style-name="Standard">(120, 267),</text:p>
      <text:p text:style-name="Standard">(120, 314),</text:p>
      <text:p text:style-name="Standard">(120, 315),</text:p>
      <text:p text:style-name="Standard">(120, 323),</text:p>
      <text:p text:style-name="Standard">(120, 324),</text:p>
      <text:p text:style-name="Standard">(121, 268),</text:p>
      <text:p text:style-name="Standard">(122, 269),</text:p>
      <text:p text:style-name="Standard">(122, 291),</text:p>
      <text:p text:style-name="Standard">(123, 272),</text:p>
      <text:p text:style-name="Standard">(123, 304),</text:p>
      <text:p text:style-name="Standard">(123, 305),</text:p>
      <text:p text:style-name="Standard">(123, 349),</text:p>
      <text:p text:style-name="Standard">(124, 273),</text:p>
      <text:p text:style-name="Standard">(125, 274),</text:p>
      <text:p text:style-name="Standard">(126, 275),</text:p>
      <text:p text:style-name="Standard">(127, 277),</text:p>
      <text:p text:style-name="Standard">(127, 278),</text:p>
      <text:p text:style-name="Standard">(127, 279),</text:p>
      <text:p text:style-name="Standard">(127, 597),</text:p>
      <text:p text:style-name="Standard">(127, 598),</text:p>
      <text:p text:style-name="Standard">(128, 280),</text:p>
      <text:p text:style-name="Standard">(128, 281),</text:p>
      <text:p text:style-name="Standard">(129, 282),</text:p>
      <text:p text:style-name="Standard">(129, 285),</text:p>
      <text:p text:style-name="Standard">(129, 286),</text:p>
      <text:p text:style-name="Standard">(129, 287),</text:p>
      <text:p text:style-name="Standard">(130, 283),</text:p>
      <text:p text:style-name="Standard">(130, 284),</text:p>
      <text:p text:style-name="Standard">(131, 288),</text:p>
      <text:p text:style-name="Standard">(131, 290),</text:p>
      <text:p text:style-name="Standard">(131, 298),</text:p>
      <text:p text:style-name="Standard">(131, 299),</text:p>
      <text:p text:style-name="Standard"><text:soft-page-break/>(131, 300),</text:p>
      <text:p text:style-name="Standard">(132, 293),</text:p>
      <text:p text:style-name="Standard">(132, 294),</text:p>
      <text:p text:style-name="Standard">(133, 295),</text:p>
      <text:p text:style-name="Standard">(133, 296),</text:p>
      <text:p text:style-name="Standard">(134, 301),</text:p>
      <text:p text:style-name="Standard">(134, 307),</text:p>
      <text:p text:style-name="Standard">(134, 313),</text:p>
      <text:p text:style-name="Standard">(136, 306),</text:p>
      <text:p text:style-name="Standard">(136, 342),</text:p>
      <text:p text:style-name="Standard">(137, 310),</text:p>
      <text:p text:style-name="Standard">(138, 312),</text:p>
      <text:p text:style-name="Standard">(139, 317),</text:p>
      <text:p text:style-name="Standard">(140, 319),</text:p>
      <text:p text:style-name="Standard">(141, 320),</text:p>
      <text:p text:style-name="Standard">(142, 321),</text:p>
      <text:p text:style-name="Standard">(143, 343),</text:p>
      <text:p text:style-name="Standard">(143, 345),</text:p>
      <text:p text:style-name="Standard">(144, 346),</text:p>
      <text:p text:style-name="Standard">(144, 347),</text:p>
      <text:p text:style-name="Standard">(144, 348),</text:p>
      <text:p text:style-name="Standard">(147, 353),</text:p>
      <text:p text:style-name="Standard">(147, 357),</text:p>
      <text:p text:style-name="Standard">(148, 355),</text:p>
      <text:p text:style-name="Standard">(148, 356),</text:p>
      <text:p text:style-name="Standard">(148, 358),</text:p>
      <text:p text:style-name="Standard">(151, 362),</text:p>
      <text:p text:style-name="Standard">(152, 365),</text:p>
      <text:p text:style-name="Standard">(152, 367),</text:p>
      <text:p text:style-name="Standard">(153, 368),</text:p>
      <text:p text:style-name="Standard">(153, 369),</text:p>
      <text:p text:style-name="Standard">(153, 437),</text:p>
      <text:p text:style-name="Standard">(153, 438),</text:p>
      <text:p text:style-name="Standard">(154, 370),</text:p>
      <text:p text:style-name="Standard">(154, 371),</text:p>
      <text:p text:style-name="Standard">(154, 372),</text:p>
      <text:p text:style-name="Standard">(154, 373),</text:p>
      <text:p text:style-name="Standard">(154, 374),</text:p>
      <text:p text:style-name="Standard">(155, 376),</text:p>
      <text:p text:style-name="Standard">(159, 383),</text:p>
      <text:p text:style-name="Standard">(160, 386),</text:p>
      <text:p text:style-name="Standard">(161, 387),</text:p>
      <text:p text:style-name="Standard">(161, 388),</text:p>
      <text:p text:style-name="Standard">(161, 389),</text:p>
      <text:p text:style-name="Standard">(161, 390),</text:p>
      <text:p text:style-name="Standard">(161, 391),</text:p>
      <text:p text:style-name="Standard">(161, 393),</text:p>
      <text:p text:style-name="Standard">(161, 394),</text:p>
      <text:p text:style-name="Standard">(161, 444),</text:p>
      <text:p text:style-name="Standard">(162, 395),</text:p>
      <text:p text:style-name="Standard">(163, 396),</text:p>
      <text:p text:style-name="Standard">(163, 397),</text:p>
      <text:p text:style-name="Standard"><text:soft-page-break/>(163, 398),</text:p>
      <text:p text:style-name="Standard">(163, 429),</text:p>
      <text:p text:style-name="Standard">(165, 140),</text:p>
      <text:p text:style-name="Standard">(165, 146),</text:p>
      <text:p text:style-name="Standard">(165, 399),</text:p>
      <text:p text:style-name="Standard">(165, 400),</text:p>
      <text:p text:style-name="Standard">(165, 401),</text:p>
      <text:p text:style-name="Standard">(166, 402),</text:p>
      <text:p text:style-name="Standard">(167, 141),</text:p>
      <text:p text:style-name="Standard">(167, 145),</text:p>
      <text:p text:style-name="Standard">(167, 245),</text:p>
      <text:p text:style-name="Standard">(167, 252),</text:p>
      <text:p text:style-name="Standard">(167, 308),</text:p>
      <text:p text:style-name="Standard">(167, 311),</text:p>
      <text:p text:style-name="Standard">(167, 339),</text:p>
      <text:p text:style-name="Standard">(167, 352),</text:p>
      <text:p text:style-name="Standard">(167, 403),</text:p>
      <text:p text:style-name="Standard">(167, 404),</text:p>
      <text:p text:style-name="Standard">(167, 406),</text:p>
      <text:p text:style-name="Standard">(168, 334),</text:p>
      <text:p text:style-name="Standard">(168, 335),</text:p>
      <text:p text:style-name="Standard">(168, 336),</text:p>
      <text:p text:style-name="Standard">(168, 408),</text:p>
      <text:p text:style-name="Standard">(168, 423),</text:p>
      <text:p text:style-name="Standard">(169, 409),</text:p>
      <text:p text:style-name="Standard">(171, 102),</text:p>
      <text:p text:style-name="Standard">(171, 137),</text:p>
      <text:p text:style-name="Standard">(171, 144),</text:p>
      <text:p text:style-name="Standard">(171, 151),</text:p>
      <text:p text:style-name="Standard">(171, 188),</text:p>
      <text:p text:style-name="Standard">(171, 410),</text:p>
      <text:p text:style-name="Standard">(172, 413),</text:p>
      <text:p text:style-name="Standard">(174, 118),</text:p>
      <text:p text:style-name="Standard">(174, 330),</text:p>
      <text:p text:style-name="Standard">(174, 331),</text:p>
      <text:p text:style-name="Standard">(174, 332),</text:p>
      <text:p text:style-name="Standard">(174, 333),</text:p>
      <text:p text:style-name="Standard">(175, 325),</text:p>
      <text:p text:style-name="Standard">(175, 326),</text:p>
      <text:p text:style-name="Standard">(175, 415),</text:p>
      <text:p text:style-name="Standard">(176, 417),</text:p>
      <text:p text:style-name="Standard">(177, 418),</text:p>
      <text:p text:style-name="Standard">(178, 419),</text:p>
      <text:p text:style-name="Standard">(178, 420),</text:p>
      <text:p text:style-name="Standard">(179, 3),</text:p>
      <text:p text:style-name="Standard">(179, 31),</text:p>
      <text:p text:style-name="Standard">(179, 293),</text:p>
      <text:p text:style-name="Standard">(179, 317),</text:p>
      <text:p text:style-name="Standard">(179, 318),</text:p>
      <text:p text:style-name="Standard">(179, 350),</text:p>
      <text:p text:style-name="Standard">(179, 361),</text:p>
      <text:p text:style-name="Standard">(179, 424),</text:p>
      <text:p text:style-name="Standard"><text:soft-page-break/>(179, 425),</text:p>
      <text:p text:style-name="Standard">(179, 441),</text:p>
      <text:p text:style-name="Standard">(179, 442),</text:p>
      <text:p text:style-name="Standard">(180, 36),</text:p>
      <text:p text:style-name="Standard">(180, 37),</text:p>
      <text:p text:style-name="Standard">(180, 98),</text:p>
      <text:p text:style-name="Standard">(180, 321),</text:p>
      <text:p text:style-name="Standard">(181, 38),</text:p>
      <text:p text:style-name="Standard">(181, 40),</text:p>
      <text:p text:style-name="Standard">(181, 269),</text:p>
      <text:p text:style-name="Standard">(181, 295),</text:p>
      <text:p text:style-name="Standard">(181, 319),</text:p>
      <text:p text:style-name="Standard">(181, 320),</text:p>
      <text:p text:style-name="Standard">(181, 351),</text:p>
      <text:p text:style-name="Standard">(181, 443),</text:p>
      <text:p text:style-name="Standard">(182, 432),</text:p>
      <text:p text:style-name="Standard">(182, 434),</text:p>
      <text:p text:style-name="Standard">(182, 555),</text:p>
      <text:p text:style-name="Standard">(183, 73),</text:p>
      <text:p text:style-name="Standard">(183, 426),</text:p>
      <text:p text:style-name="Standard">(184, 130),</text:p>
      <text:p text:style-name="Standard">(184, 131),</text:p>
      <text:p text:style-name="Standard">(185, 142),</text:p>
      <text:p text:style-name="Standard">(185, 143),</text:p>
      <text:p text:style-name="Standard">(185, 430),</text:p>
      <text:p text:style-name="Standard">(186, 208),</text:p>
      <text:p text:style-name="Standard">(186, 449),</text:p>
      <text:p text:style-name="Standard">(187, 259),</text:p>
      <text:p text:style-name="Standard">(188, 328),</text:p>
      <text:p text:style-name="Standard">(188, 329),</text:p>
      <text:p text:style-name="Standard">(190, 120),</text:p>
      <text:p text:style-name="Standard">(191, 206),</text:p>
      <text:p text:style-name="Standard">(191, 207),</text:p>
      <text:p text:style-name="Standard">(192, 209),</text:p>
      <text:p text:style-name="Standard">(193, 210),</text:p>
      <text:p text:style-name="Standard">(194, 211),</text:p>
      <text:p text:style-name="Standard">(195, 212),</text:p>
      <text:p text:style-name="Standard">(196, 213),</text:p>
      <text:p text:style-name="Standard">(197, 435),</text:p>
      <text:p text:style-name="Standard">(198, 337),</text:p>
      <text:p text:style-name="Standard">(199, 431),</text:p>
      <text:p text:style-name="Standard">(200, 128),</text:p>
      <text:p text:style-name="Standard">(201, 381),</text:p>
      <text:p text:style-name="Standard">(202, 358),</text:p>
      <text:p text:style-name="Standard">(202, 439),</text:p>
      <text:p text:style-name="Standard">(203, 440),</text:p>
      <text:p text:style-name="Standard">(203, 455),</text:p>
      <text:p text:style-name="Standard">(203, 456),</text:p>
      <text:p text:style-name="Standard">(203, 457),</text:p>
      <text:p text:style-name="Standard">(203, 458),</text:p>
      <text:p text:style-name="Standard">(203, 459),</text:p>
      <text:p text:style-name="Standard">(203, 460),</text:p>
      <text:p text:style-name="Standard"><text:soft-page-break/>(203, 461),</text:p>
      <text:p text:style-name="Standard">(203, 465),</text:p>
      <text:p text:style-name="Standard">(204, 445),</text:p>
      <text:p text:style-name="Standard">(204, 446),</text:p>
      <text:p text:style-name="Standard">(204, 447),</text:p>
      <text:p text:style-name="Standard">(204, 450),</text:p>
      <text:p text:style-name="Standard">(204, 620),</text:p>
      <text:p text:style-name="Standard">(204, 621),</text:p>
      <text:p text:style-name="Standard">(205, 453),</text:p>
      <text:p text:style-name="Standard">(205, 454),</text:p>
      <text:p text:style-name="Standard">(205, 462),</text:p>
      <text:p text:style-name="Standard">(205, 463),</text:p>
      <text:p text:style-name="Standard">(207, 466),</text:p>
      <text:p text:style-name="Standard">(210, 467),</text:p>
      <text:p text:style-name="Standard">(211, 468),</text:p>
      <text:p text:style-name="Standard">(211, 477),</text:p>
      <text:p text:style-name="Standard">(212, 358),</text:p>
      <text:p text:style-name="Standard">(212, 470),</text:p>
      <text:p text:style-name="Standard">(212, 471),</text:p>
      <text:p text:style-name="Standard">(213, 473),</text:p>
      <text:p text:style-name="Standard">(214, 476),</text:p>
      <text:p text:style-name="Standard">(215, 478),</text:p>
      <text:p text:style-name="Standard">(215, 479),</text:p>
      <text:p text:style-name="Standard">(215, 481),</text:p>
      <text:p text:style-name="Standard">(216, 482),</text:p>
      <text:p text:style-name="Standard">(217, 549),</text:p>
      <text:p text:style-name="Standard">(217, 569),</text:p>
      <text:p text:style-name="Standard">(217, 616),</text:p>
      <text:p text:style-name="Standard">(217, 617),</text:p>
      <text:p text:style-name="Standard">(218, 610),</text:p>
      <text:p text:style-name="Standard">(218, 615),</text:p>
      <text:p text:style-name="Standard">(219, 486),</text:p>
      <text:p text:style-name="Standard">(219, 612),</text:p>
      <text:p text:style-name="Standard">(219, 613),</text:p>
      <text:p text:style-name="Standard">(219, 629),</text:p>
      <text:p text:style-name="Standard">(220, 487),</text:p>
      <text:p text:style-name="Standard">(220, 488),</text:p>
      <text:p text:style-name="Standard">(220, 497),</text:p>
      <text:p text:style-name="Standard">(220, 498),</text:p>
      <text:p text:style-name="Standard">(220, 517),</text:p>
      <text:p text:style-name="Standard">(220, 518),</text:p>
      <text:p text:style-name="Standard">(220, 559),</text:p>
      <text:p text:style-name="Standard">(220, 560),</text:p>
      <text:p text:style-name="Standard">(220, 562),</text:p>
      <text:p text:style-name="Standard">(220, 563),</text:p>
      <text:p text:style-name="Standard">(221, 489),</text:p>
      <text:p text:style-name="Standard">(221, 490),</text:p>
      <text:p text:style-name="Standard">(223, 491),</text:p>
      <text:p text:style-name="Standard">(223, 492),</text:p>
      <text:p text:style-name="Standard">(223, 493),</text:p>
      <text:p text:style-name="Standard">(223, 494),</text:p>
      <text:p text:style-name="Standard">(223, 519),</text:p>
      <text:p text:style-name="Standard"><text:soft-page-break/>(224, 496),</text:p>
      <text:p text:style-name="Standard">(225, 520),</text:p>
      <text:p text:style-name="Standard">(225, 521),</text:p>
      <text:p text:style-name="Standard">(226, 522),</text:p>
      <text:p text:style-name="Standard">(226, 523),</text:p>
      <text:p text:style-name="Standard">(226, 524),</text:p>
      <text:p text:style-name="Standard">(226, 525),</text:p>
      <text:p text:style-name="Standard">(226, 526),</text:p>
      <text:p text:style-name="Standard">(226, 527),</text:p>
      <text:p text:style-name="Standard">(226, 528),</text:p>
      <text:p text:style-name="Standard">(226, 529),</text:p>
      <text:p text:style-name="Standard">(226, 532),</text:p>
      <text:p text:style-name="Standard">(227, 530),</text:p>
      <text:p text:style-name="Standard">(227, 531),</text:p>
      <text:p text:style-name="Standard">(228, 533),</text:p>
      <text:p text:style-name="Standard">(229, 537),</text:p>
      <text:p text:style-name="Standard">(229, 538),</text:p>
      <text:p text:style-name="Standard">(230, 539),</text:p>
      <text:p text:style-name="Standard">(230, 540),</text:p>
      <text:p text:style-name="Standard">(230, 541),</text:p>
      <text:p text:style-name="Standard">(230, 542),</text:p>
      <text:p text:style-name="Standard">(230, 543),</text:p>
      <text:p text:style-name="Standard">(230, 544),</text:p>
      <text:p text:style-name="Standard">(230, 545),</text:p>
      <text:p text:style-name="Standard">(230, 580),</text:p>
      <text:p text:style-name="Standard">(230, 581),</text:p>
      <text:p text:style-name="Standard">(230, 582),</text:p>
      <text:p text:style-name="Standard">(230, 583),</text:p>
      <text:p text:style-name="Standard">(230, 584),</text:p>
      <text:p text:style-name="Standard">(230, 585),</text:p>
      <text:p text:style-name="Standard">(230, 586),</text:p>
      <text:p text:style-name="Standard">(230, 587),</text:p>
      <text:p text:style-name="Standard">(230, 588),</text:p>
      <text:p text:style-name="Standard">(230, 589),</text:p>
      <text:p text:style-name="Standard">(230, 590),</text:p>
      <text:p text:style-name="Standard">(231, 546),</text:p>
      <text:p text:style-name="Standard">(231, 628),</text:p>
      <text:p text:style-name="Standard">(232, 550),</text:p>
      <text:p text:style-name="Standard">(232, 551),</text:p>
      <text:p text:style-name="Standard">(233, 554),</text:p>
      <text:p text:style-name="Standard">(233, 556),</text:p>
      <text:p text:style-name="Standard">(233, 619),</text:p>
      <text:p text:style-name="Standard">(234, 558),</text:p>
      <text:p text:style-name="Standard">(234, 561),</text:p>
      <text:p text:style-name="Standard">(235, 564),</text:p>
      <text:p text:style-name="Standard">(235, 565),</text:p>
      <text:p text:style-name="Standard">(236, 566),</text:p>
      <text:p text:style-name="Standard">(236, 567),</text:p>
      <text:p text:style-name="Standard">(237, 568),</text:p>
      <text:p text:style-name="Standard">(237, 570),</text:p>
      <text:p text:style-name="Standard">(237, 571),</text:p>
      <text:p text:style-name="Standard">(237, 592),</text:p>
      <text:p text:style-name="Standard"><text:soft-page-break/>(237, 593),</text:p>
      <text:p text:style-name="Standard">(238, 572),</text:p>
      <text:p text:style-name="Standard">(238, 573),</text:p>
      <text:p text:style-name="Standard">(238, 574),</text:p>
      <text:p text:style-name="Standard">(238, 576),</text:p>
      <text:p text:style-name="Standard">(238, 578),</text:p>
      <text:p text:style-name="Standard">(239, 591),</text:p>
      <text:p text:style-name="Standard">(239, 594),</text:p>
      <text:p text:style-name="Standard">(239, 595),</text:p>
      <text:p text:style-name="Standard">(239, 596),</text:p>
      <text:p text:style-name="Standard">(240, 127),</text:p>
      <text:p text:style-name="Standard">(240, 599),</text:p>
      <text:p text:style-name="Standard">(240, 600),</text:p>
      <text:p text:style-name="Standard">(241, 66),</text:p>
      <text:p text:style-name="Standard">(241, 80),</text:p>
      <text:p text:style-name="Standard">(241, 131),</text:p>
      <text:p text:style-name="Standard">(241, 143),</text:p>
      <text:p text:style-name="Standard">(241, 144),</text:p>
      <text:p text:style-name="Standard">(241, 145),</text:p>
      <text:p text:style-name="Standard">(241, 188),</text:p>
      <text:p text:style-name="Standard">(241, 330),</text:p>
      <text:p text:style-name="Standard">(241, 333),</text:p>
      <text:p text:style-name="Standard">(241, 400),</text:p>
      <text:p text:style-name="Standard">(241, 406),</text:p>
      <text:p text:style-name="Standard">(241, 423),</text:p>
      <text:p text:style-name="Standard">(242, 601),</text:p>
      <text:p text:style-name="Standard">(242, 602),</text:p>
      <text:p text:style-name="Standard">(242, 603),</text:p>
      <text:p text:style-name="Standard">(243, 604),</text:p>
      <text:p text:style-name="Standard">(243, 605),</text:p>
      <text:p text:style-name="Standard">(244, 606),</text:p>
      <text:p text:style-name="Standard">(244, 607),</text:p>
      <text:p text:style-name="Standard">(245, 608),</text:p>
      <text:p text:style-name="Standard">(245, 627),</text:p>
      <text:p text:style-name="Standard">(245, 630),</text:p>
      <text:p text:style-name="Standard">(245, 631),</text:p>
      <text:p text:style-name="Standard">(245, 632),</text:p>
      <text:p text:style-name="Standard">(245, 633),</text:p>
      <text:p text:style-name="Standard">(245, 634),</text:p>
      <text:p text:style-name="Standard">(245, 635),</text:p>
      <text:p text:style-name="Standard">(245, 636),</text:p>
      <text:p text:style-name="Standard">(245, 637),</text:p>
      <text:p text:style-name="Standard">(246, 611),</text:p>
      <text:p text:style-name="Standard">(246, 618),</text:p>
      <text:p text:style-name="Standard">(248, 624),</text:p>
      <text:p text:style-name="Standard">(248, 625),</text:p>
      <text:p text:style-name="Standard">(248, 626),</text:p>
      <text:p text:style-name="Standard">(250, 638),</text:p>
      <text:p text:style-name="Standard">(251, 639),</text:p>
      <text:p text:style-name="Standard">(252, 640),</text:p>
      <text:p text:style-name="Standard">(500, 2000),</text:p>
      <text:p text:style-name="Standard">(501, 2001),</text:p>
      <text:p text:style-name="Standard"><text:soft-page-break/>(501, 2002),</text:p>
      <text:p text:style-name="Standard">(501, 2010),</text:p>
      <text:p text:style-name="Standard">(502, 2004),</text:p>
      <text:p text:style-name="Standard">(502, 2005),</text:p>
      <text:p text:style-name="Standard">(502, 2006),</text:p>
      <text:p text:style-name="Standard">(502, 2007),</text:p>
      <text:p text:style-name="Standard">(503, 2008),</text:p>
      <text:p text:style-name="Standard">(504, 2009),</text:p>
      <text:p text:style-name="Standard">(505, 2011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9:07:17.484440493</meta:creation-date>
    <dc:date>2019-03-27T19:12:30.215500509</dc:date>
    <meta:editing-duration>PT5M1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2" meta:paragraph-count="581" meta:word-count="1166" meta:character-count="6158" meta:non-whitespace-character-count="5573"/>
  </office:meta>
</office:document-meta>
</file>